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0.7514in" style:rel-column-width="7357*"/>
    </style:style>
    <style:style style:name="Table1.C" style:family="table-column">
      <style:table-column-properties style:column-width="1.6271in" style:rel-column-width="15931*"/>
    </style:style>
    <style:style style:name="Table1.D" style:family="table-column">
      <style:table-column-properties style:column-width="1.4528in" style:rel-column-width="14224*"/>
    </style:style>
    <style:style style:name="Table1.E" style:family="table-column">
      <style:table-column-properties style:column-width="1.5236in" style:rel-column-width="149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19eb" officeooo:paragraph-rsid="0020a235"/>
    </style:style>
    <style:style style:name="P2" style:family="paragraph" style:parent-style-name="Table_20_Contents">
      <style:text-properties officeooo:rsid="001d1afc" officeooo:paragraph-rsid="001d1afc"/>
    </style:style>
    <style:style style:name="P3" style:family="paragraph" style:parent-style-name="Table_20_Contents">
      <style:paragraph-properties fo:text-align="center" style:justify-single-word="false"/>
      <style:text-properties officeooo:rsid="001d1afc" officeooo:paragraph-rsid="001d1afc"/>
    </style:style>
    <style:style style:name="P4" style:family="paragraph" style:parent-style-name="Table_20_Contents">
      <style:text-properties officeooo:rsid="001d1afc" officeooo:paragraph-rsid="00258f3f"/>
    </style:style>
    <style:style style:name="P5" style:family="paragraph" style:parent-style-name="Table_20_Contents">
      <style:paragraph-properties fo:text-align="center" style:justify-single-word="false"/>
      <style:text-properties officeooo:rsid="00221a5a" officeooo:paragraph-rsid="00221a5a"/>
    </style:style>
    <style:style style:name="P6" style:family="paragraph" style:parent-style-name="Table_20_Contents">
      <style:paragraph-properties fo:text-align="center" style:justify-single-word="false"/>
      <style:text-properties officeooo:rsid="00227f5d" officeooo:paragraph-rsid="00227f5d"/>
    </style:style>
    <style:style style:name="P7" style:family="paragraph" style:parent-style-name="Table_20_Contents">
      <style:paragraph-properties fo:text-align="center" style:justify-single-word="false"/>
      <style:text-properties officeooo:rsid="00258f3f" officeooo:paragraph-rsid="00258f3f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d1afc" officeooo:paragraph-rsid="001d1af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d1afc" officeooo:paragraph-rsid="001d1afc" fo:background-color="transparent" style:font-size-asian="10.5pt" style:font-weight-asian="bold" style:font-weight-complex="bold" style:text-rotation-angle="90" style:text-rotation-scale="line-height" loext:shadow="none"/>
    </style:style>
    <style:style style:name="P10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221a5a" officeooo:paragraph-rsid="00221a5a"/>
    </style:style>
    <style:style style:name="P11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1d1afc" officeooo:paragraph-rsid="001d1afc"/>
    </style:style>
    <style:style style:name="P12" style:family="paragraph" style:parent-style-name="Table_20_Contents">
      <style:text-properties officeooo:rsid="001f19eb" officeooo:paragraph-rsid="00258f3f"/>
    </style:style>
    <style:style style:name="P13" style:family="paragraph" style:parent-style-name="Table_20_Contents">
      <style:paragraph-properties fo:text-align="center" style:justify-single-word="false"/>
      <style:text-properties officeooo:rsid="0020a235" officeooo:paragraph-rsid="0020a235"/>
    </style:style>
    <style:style style:name="T1" style:family="text">
      <style:text-properties officeooo:rsid="0020a235"/>
    </style:style>
    <style:style style:name="T2" style:family="text">
      <style:text-properties officeooo:rsid="00227f5d"/>
    </style:style>
    <style:style style:name="T3" style:family="text">
      <style:text-properties officeooo:rsid="00260796"/>
    </style:style>
    <style:style style:name="T4" style:family="text">
      <style:text-properties officeooo:rsid="00262d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Control </text:p>
            <text:p text:style-name="P12">1<text:span text:style-name="T3">323</text:span> kg/ha</text:p>
          </table:table-cell>
          <table:table-cell table:style-name="Table1.A1" office:value-type="string">
            <text:p text:style-name="P11"/>
          </table:table-cell>
          <table:table-cell table:style-name="Table1.C1" table:number-columns-spanned="3" office:value-type="string">
            <text:p text:style-name="P3"/>
            <text:p text:style-name="P8">Messenger</text:p>
            <text:p text:style-name="P3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3">Male</text:p>
          </table:table-cell>
          <table:table-cell table:style-name="Table1.D2" office:value-type="string">
            <text:p text:style-name="P3">Female</text:p>
          </table:table-cell>
          <table:table-cell table:style-name="Table1.E2" office:value-type="string">
            <text:p text:style-name="P3">Both</text:p>
          </table:table-cell>
        </table:table-row>
        <table:table-row>
          <table:table-cell table:style-name="Table1.A3" table:number-rows-spanned="3" office:value-type="string">
            <text:p text:style-name="P9">Receiver</text:p>
          </table:table-cell>
          <table:table-cell table:style-name="Table1.B3" office:value-type="string">
            <text:p text:style-name="P11">Male</text:p>
          </table:table-cell>
          <table:table-cell table:style-name="Table1.C3" office:value-type="string">
            <text:p text:style-name="P5">1<text:span text:style-name="T4">422</text:span> kg/ha</text:p>
            <text:p text:style-name="P5"><text:span text:style-name="T4">7.5</text:span> %</text:p>
          </table:table-cell>
          <table:table-cell table:style-name="Table1.D5" office:value-type="string">
            <text:p text:style-name="P5"><text:span text:style-name="T3">1323</text:span> kg/ha</text:p>
            <text:p text:style-name="P5"><text:span text:style-name="T3">0.00 </text:span>%</text:p>
          </table:table-cell>
          <table:table-cell table:style-name="Table1.E3" office:value-type="string">
            <text:p text:style-name="P6">1<text:span text:style-name="T4">601</text:span> kg/ha</text:p>
            <text:p text:style-name="P6"><text:span text:style-name="T4">21</text:span>.<text:span text:style-name="T4">0</text:span> %</text:p>
          </table:table-cell>
        </table:table-row>
        <table:table-row>
          <table:covered-table-cell/>
          <table:table-cell table:style-name="Table1.B3" office:value-type="string">
            <text:p text:style-name="P10">Female</text:p>
          </table:table-cell>
          <table:table-cell table:style-name="Table1.C4" office:value-type="string">
            <text:p text:style-name="P5">1<text:span text:style-name="T3">323</text:span> kg/ha</text:p>
            <text:p text:style-name="P5"><text:span text:style-name="T3">0</text:span>.<text:span text:style-name="T3">00</text:span> %</text:p>
          </table:table-cell>
          <table:table-cell table:style-name="Table1.D5" office:value-type="string">
            <text:p text:style-name="P6">1<text:span text:style-name="T4">422</text:span> kg/ha</text:p>
            <text:p text:style-name="P6"><text:span text:style-name="T4">7.5</text:span> %</text:p>
          </table:table-cell>
          <table:table-cell table:style-name="Table1.E4" office:value-type="string">
            <text:p text:style-name="P6">1<text:span text:style-name="T4">601</text:span> kg/ha</text:p>
            <text:p text:style-name="P6">2<text:span text:style-name="T4">1.0</text:span> %</text:p>
          </table:table-cell>
        </table:table-row>
        <table:table-row>
          <table:covered-table-cell/>
          <table:table-cell table:style-name="Table1.B3" office:value-type="string">
            <text:p text:style-name="P11">Both</text:p>
          </table:table-cell>
          <table:table-cell table:style-name="Table1.C5" office:value-type="string">
            <text:p text:style-name="P6">1<text:span text:style-name="T4">455</text:span> kg/ha</text:p>
            <text:p text:style-name="P6"><text:span text:style-name="T4">10</text:span>.<text:span text:style-name="T4">0</text:span> %</text:p>
          </table:table-cell>
          <table:table-cell table:style-name="Table1.D5" office:value-type="string">
            <text:p text:style-name="P6"><text:span text:style-name="T4">1455</text:span> kg/ha</text:p>
            <text:p text:style-name="P7"><text:span text:style-name="T4">10</text:span>.<text:span text:style-name="T4">0</text:span> % </text:p>
          </table:table-cell>
          <table:table-cell table:style-name="Table1.E5" office:value-type="string">
            <text:p text:style-name="P13"><text:span text:style-name="T4">1654 </text:span>kg/ha</text:p>
            <text:p text:style-name="P1"><text:span text:style-name="T4">25.0</text:span> 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12:02.676365605</meta:creation-date>
    <dc:date>2017-05-04T08:55:11.315069923</dc:date>
    <meta:editing-duration>PT3H26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28" meta:word-count="47" meta:character-count="206" meta:non-whitespace-character-count="185"/>
  </office:meta>
</office:document-meta>
</file>